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Titre2" style:family="paragraph">
      <style:text-properties fo:font-weight="bold" style:font-weight-asian="bold" style:font-weight-complex="bold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style:font-name="Wingdings" style:font-name-asian="Wingdings" style:font-name-complex="Wingdings"/>
    </style:style>
    <style:style style:name="P5" style:parent-style-name="Paragraphedeliste" style:list-style-name="LFO1" style:family="paragraph"/>
    <style:style style:name="T6" style:parent-style-name="Policepardéfaut" style:family="text">
      <style:text-properties style:font-name="Wingdings" style:font-name-asian="Wingdings" style:font-name-complex="Wingdings"/>
    </style:style>
    <style:style style:name="P7" style:parent-style-name="Paragraphedeliste" style:list-style-name="LFO1" style:family="paragraph"/>
    <style:style style:name="P8" style:parent-style-name="Titre3" style:family="paragraph">
      <style:text-properties fo:font-weight="bold" style:font-weight-asian="bold" style:font-weight-complex="bold"/>
    </style:style>
    <style:style style:name="P9" style:parent-style-name="Paragraphedeliste" style:list-style-name="LFO2" style:family="paragraph"/>
    <style:style style:name="P10" style:parent-style-name="Paragraphedeliste" style:list-style-name="LFO2" style:family="paragraph"/>
    <style:style style:name="P11" style:parent-style-name="Paragraphedeliste" style:list-style-name="LFO2" style:family="paragraph"/>
    <style:style style:name="P12" style:parent-style-name="Paragraphedeliste" style:list-style-name="LFO2" style:family="paragraph"/>
    <style:style style:name="P13" style:parent-style-name="Paragraphedeliste" style:list-style-name="LFO2" style:family="paragraph"/>
    <style:style style:name="T14" style:parent-style-name="Policepardéfaut" style:family="text">
      <style:text-properties style:font-name="Wingdings" style:font-name-asian="Wingdings" style:font-name-complex="Wingdings"/>
    </style:style>
    <style:style style:name="P15" style:parent-style-name="Paragraphedeliste" style:list-style-name="LFO2" style:family="paragraph"/>
    <style:style style:name="T16" style:parent-style-name="Policepardéfaut" style:family="text">
      <style:text-properties style:font-name="Wingdings" style:font-name-asian="Wingdings" style:font-name-complex="Wingdings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text-indent="0.4916in"/>
    </style:style>
    <style:style style:name="P20" style:parent-style-name="Normal" style:family="paragraph">
      <style:paragraph-properties fo:text-indent="0.4916in"/>
    </style:style>
    <style:style style:name="P21" style:parent-style-name="Titre3" style:family="paragraph">
      <style:text-properties fo:font-weight="bold" style:font-weight-asian="bold" style:font-weight-complex="bold"/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list-style-name="LFO3" style:family="paragraph"/>
    <style:style style:name="P26" style:parent-style-name="Paragraphedeliste" style:list-style-name="LFO3" style:family="paragraph"/>
    <style:style style:name="T27" style:parent-style-name="Policepardéfaut" style:family="text">
      <style:text-properties style:font-name="Wingdings" style:font-name-asian="Wingdings" style:font-name-complex="Wingdings"/>
    </style:style>
    <style:style style:name="T28" style:parent-style-name="Policepardéfaut" style:family="text">
      <style:text-properties style:font-name="Wingdings" style:font-name-asian="Wingdings" style:font-name-complex="Wingdings"/>
    </style:style>
    <style:style style:name="P29" style:parent-style-name="Paragraphedeliste" style:list-style-name="LFO3" style:family="paragraph"/>
    <style:style style:name="T30" style:parent-style-name="Policepardéfaut" style:family="text">
      <style:text-properties style:font-name="Wingdings" style:font-name-asian="Wingdings" style:font-name-complex="Wingdings"/>
    </style:style>
    <style:style style:name="P31" style:parent-style-name="Titre2" style:family="paragraph">
      <style:text-properties fo:font-weight="bold" style:font-weight-asian="bold" style:font-weight-complex="bold"/>
    </style:style>
    <style:style style:name="P32" style:parent-style-name="Paragraphedeliste" style:list-style-name="LFO4" style:family="paragraph"/>
    <style:style style:name="P33" style:parent-style-name="Paragraphedeliste" style:list-style-name="LFO5" style:family="paragraph"/>
    <style:style style:name="P34" style:parent-style-name="Paragraphedeliste" style:list-style-name="LFO5" style:family="paragraph"/>
    <style:style style:name="T35" style:parent-style-name="Policepardéfaut" style:family="text">
      <style:text-properties style:font-name="Wingdings" style:font-name-asian="Wingdings" style:font-name-complex="Wingdings"/>
    </style:style>
    <style:style style:name="P36" style:parent-style-name="Paragraphedeliste" style:list-style-name="LFO4" style:family="paragraph"/>
    <style:style style:name="P37" style:parent-style-name="Paragraphedeliste" style:list-style-name="LFO5" style:family="paragraph"/>
    <style:style style:name="P38" style:parent-style-name="Paragraphedeliste" style:list-style-name="LFO5" style:family="paragraph"/>
    <style:style style:name="P39" style:parent-style-name="Paragraphedeliste" style:list-style-name="LFO4" style:family="paragraph"/>
    <style:style style:name="P40" style:parent-style-name="Paragraphedeliste" style:list-style-name="LFO5" style:family="paragraph"/>
    <style:style style:name="P41" style:parent-style-name="Paragraphedeliste" style:list-style-name="LFO5" style:family="paragraph"/>
    <style:style style:name="P42" style:parent-style-name="Paragraphedeliste" style:list-style-name="LFO4" style:family="paragraph"/>
    <style:style style:name="P43" style:parent-style-name="Paragraphedeliste" style:list-style-name="LFO5" style:family="paragraph"/>
    <style:style style:name="P44" style:parent-style-name="Paragraphedeliste" style:list-style-name="LFO5" style:family="paragraph"/>
    <style:style style:name="P45" style:parent-style-name="Paragraphedeliste" style:list-style-name="LFO4" style:family="paragraph"/>
    <style:style style:name="P46" style:parent-style-name="Paragraphedeliste" style:list-style-name="LFO5" style:family="paragraph"/>
    <style:style style:name="P47" style:parent-style-name="Paragraphedeliste" style:list-style-name="LFO5" style:family="paragraph"/>
    <style:style style:family="graphic" style:name="a0">
      <style:graphic-properties style:wrap="run-through" style:run-through="foreground" draw:fill="none" draw:stroke="solid" svg:stroke-width="0.01389in" svg:stroke-color="#843c0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SAE 2 : DEV</text:h>
      <text:h text:style-name="P2" text:outline-level="2">Une IA qui bloque l’adversaire :</text:h>
      <text:p text:style-name="Normal">La première des choses j’ai fait une étude sur toutes les distances possibles qu’il faudrait calculer pour que je puisse bloquer l’adversaires et je suis arrivé à une solution qui est :</text:p>
      <text:p text:style-name="Normal">Englober le calcul de la distance de l’alignement + la distance de Tchebychev<text:s/></text:p>
      <text:p text:style-name="Normal">Et pour jouer on a des étapes :</text:p>
      <text:list text:style-name="LFO1" text:continue-numbering="true">
        <text:list-item>
          <text:p text:style-name="P3">Je cherche si j’ai mon alignement<text:s/><text:span text:style-name="T4"></text:span><text:s/>si je gagne</text:p>
        </text:list-item>
        <text:list-item>
          <text:p text:style-name="P5">Je cherche si mon adversaire a son alignement<text:s/><text:span text:style-name="T6"></text:span><text:s/>Je le bloque direct sans réfléchir</text:p>
        </text:list-item>
        <text:list-item>
          <text:p text:style-name="P7">Je calcul la distance de Tchebychev<text:s/></text:p>
        </text:list-item>
      </text:list>
      <text:h text:style-name="P8" text:outline-level="3">Je cherche si j’ai mon alignement :</text:h>
      <text:list text:style-name="LFO2" text:continue-numbering="true">
        <text:list-item>
          <text:p text:style-name="P9">Donc ici je parcours toute les cases vides.</text:p>
        </text:list-item>
        <text:list-item>
          <text:p text:style-name="P10">Je prends une case vide.</text:p>
        </text:list-item>
        <text:list-item>
          <text:p text:style-name="P11">Je suppose que je joue dedans.</text:p>
        </text:list-item>
        <text:list-item>
          <text:p text:style-name="P12">Je regarde autour de case c’est-à-dire je regarde ligne colonne et diagonale.</text:p>
        </text:list-item>
        <text:list-item>
          <text:p text:style-name="P13">Si l’alignement == k<text:s/><text:span text:style-name="T14"></text:span><text:s/>J’ai gagné.</text:p>
        </text:list-item>
        <text:list-item>
          <text:p text:style-name="P15">Sinon<text:s/><text:span text:style-name="T16"></text:span><text:s/>Je passe à une autre case.</text:p>
        </text:list-item>
      </text:list>
      <text:h text:style-name="Titre3" text:outline-level="3"><text:span text:style-name="T17"><draw:custom-shape svg:x="-0.04653in" svg:y="0.27986in" svg:width="5.86389in" svg:height="3.25in" draw:z-index="251659264" draw:id="id0" draw:style-name="a0" draw:name="Rectangle : coins arrondis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8">Pseudo-Code :</text:span></text:h>
      <text:p text:style-name="P19"><draw:connector draw:type="line" svg:x1="0.46106in" svg:y1="0.07957in" svg:x2="0.46106in" svg:y2="2.96012in" draw:z-index="251662336" draw:id="id1" draw:style-name="a1" draw:name="Connecteur droit 2" text:anchor-type="paragraph"><svg:title/><svg:desc/></draw:connector>Pour chaque case vide dans la grille</text:p>
      <text:p text:style-name="Normal"><text:tab/><text:tab/>Je suppose que je joue dans cette case</text:p>
      <text:p text:style-name="Normal"><text:tab/><text:tab/>Je regarde autour de la case c’est-à-dire je regarde ligne colonne et diagonale</text:p>
      <text:p text:style-name="Normal"><draw:connector draw:type="line" svg:x1="0.72633in" svg:y1="0.2158in" svg:x2="0.72633in" svg:y2="1.68594in" draw:z-index="251660288" draw:id="id2" draw:style-name="a2" draw:name="Connecteur droit 2" text:anchor-type="paragraph"><svg:title/><svg:desc/></draw:connector><text:s text:c="6"/><text:tab/><text:s text:c="6"/>If l’alignement avec la case que j’ai joué == k</text:p>
      <text:p text:style-name="Normal"><text:tab/><text:tab/>Alors je vais gagner -&gt; je Joue</text:p>
      <text:p text:style-name="Normal"><text:tab/><text:tab/>J’arête</text:p>
      <text:p text:style-name="Normal"><text:s text:c="23"/>Sinon<text:s/></text:p>
      <text:p text:style-name="Normal"><text:tab/><text:tab/>J’annuler le coup supposé</text:p>
      <text:p text:style-name="P20"><text:s text:c="8"/>Fin if</text:p>
      <text:p text:style-name="Normal"><text:s text:c="14"/>Fin pour</text:p>
      <text:p text:style-name="Normal"><text:s text:c="3"/></text:p>
      <text:h text:style-name="P21" text:outline-level="3">Je cherche si mon adversaire a son alignement :</text:h>
      <text:list text:style-name="LFO3" text:continue-numbering="true">
        <text:list-item>
          <text:p text:style-name="P22">Donc ici je parcours toute les cases vides.</text:p>
        </text:list-item>
        <text:list-item>
          <text:p text:style-name="P23">Je prends une case vide.</text:p>
        </text:list-item>
        <text:list-item>
          <text:p text:style-name="P24">Je suppose que mon adverssaire joue dedans.</text:p>
        </text:list-item>
        <text:list-item>
          <text:p text:style-name="P25">Je regarde autour de cette case.</text:p>
        </text:list-item>
        <text:list-item>
          <text:p text:style-name="P26">Si l’alignement == k<text:s/><text:span text:style-name="T27"></text:span><text:s/>je bloque<text:s/><text:span text:style-name="T28"></text:span><text:s/>Je joue</text:p>
        </text:list-item>
        <text:list-item>
          <text:p text:style-name="P29">Sinon<text:s/><text:span text:style-name="T30"></text:span><text:s/>Je passe à une autre case.</text:p>
        </text:list-item>
      </text:list>
      <text:p text:style-name="Normal">Pion adversaire :</text:p>
      <text:p text:style-name="Normal">Adversaire ← pion adverse</text:p>
      <text:p text:style-name="Normal">Pour chaque case (x, y) du plateau</text:p>
      <text:p text:style-name="Normal"><text:s text:c="4"/>Si la case contient un pion adverse alors</text:p>
      <text:p text:style-name="Normal"><text:s text:c="8"/>Pour chaque case (i, j) du plateau</text:p>
      <text:p text:style-name="Normal"><text:s text:c="12"/>Si la case (i, j) est libre alors</text:p>
      <text:p text:style-name="Normal"><text:s text:c="16"/>d ←<text:s/>distance (x, y, i, j)</text:p>
      <text:p text:style-name="Normal"><text:s text:c="16"/>Si d = 1 alors</text:p>
      <text:p text:style-name="Normal"><text:s text:c="20"/>Jouer le pion en (i, j)</text:p>
      <text:p text:style-name="Normal"><text:s text:c="20"/>Arrêter</text:p>
      <text:h text:style-name="P31" text:outline-level="2">Partie statistique : Simulation experte :</text:h>
      <text:list text:style-name="LFO4" text:continue-numbering="true">
        <text:list-item>
          <text:p text:style-name="P32">Parcourir la grille<text:s/></text:p>
        </text:list-item>
      </text:list>
      <text:list text:style-name="LFO5" text:continue-numbering="true">
        <text:list-item>
          <text:p text:style-name="P33">Je regarde chaque case</text:p>
        </text:list-item>
        <text:list-item>
          <text:p text:style-name="P34">Si la case est vide<text:s/><text:span text:style-name="T35"></text:span><text:s/>c’est un coup possible</text:p>
        </text:list-item>
      </text:list>
      <text:list text:style-name="LFO4" text:continue-numbering="true">
        <text:list-item>
          <text:p text:style-name="P36">Pour chaque case vide<text:s/></text:p>
        </text:list-item>
      </text:list>
      <text:list text:style-name="LFO5" text:continue-numbering="true">
        <text:list-item>
          <text:p text:style-name="P37">Je copie le plateau</text:p>
        </text:list-item>
        <text:list-item>
          <text:p text:style-name="P38">Je joue mon pion sur cette case</text:p>
        </text:list-item>
      </text:list>
      <text:list text:style-name="LFO4" text:continue-numbering="true">
        <text:list-item>
          <text:p text:style-name="P39">Ensuite</text:p>
        </text:list-item>
      </text:list>
      <text:list text:style-name="LFO5" text:continue-numbering="true">
        <text:list-item>
          <text:p text:style-name="P40">Je fais continuer la partie au hasard</text:p>
        </text:list-item>
        <text:list-item>
          <text:p text:style-name="P41">Jusqu’à la fin (victoire/défaite/nul)</text:p>
        </text:list-item>
      </text:list>
      <text:list text:style-name="LFO4" text:continue-numbering="true">
        <text:list-item>
          <text:p text:style-name="P42">Tu recommences<text:s/></text:p>
        </text:list-item>
      </text:list>
      <text:list text:style-name="LFO5" text:continue-numbering="true">
        <text:list-item>
          <text:p text:style-name="P43">Plusieurs fois pour la même case</text:p>
        </text:list-item>
        <text:list-item>
          <text:p text:style-name="P44">Tu observes ce qui arrive souvent</text:p>
        </text:list-item>
      </text:list>
      <text:list text:style-name="LFO4" text:continue-numbering="true">
        <text:list-item>
          <text:p text:style-name="P45">A la fin</text:p>
        </text:list-item>
      </text:list>
      <text:list text:style-name="LFO5" text:continue-numbering="true">
        <text:list-item>
          <text:p text:style-name="P46">Je compare les cases</text:p>
        </text:list-item>
        <text:list-item>
          <text:p text:style-name="P47">Je choisis celle qui marche le mieux</text:p>
        </text:list-item>
      </text:list>
      <text:p text:style-name="Normal">C’est-à-dire ici<text:s/></text:p>
      <text:p text:style-name="Normal">Pour chaque case vide :</text:p>
      <text:p text:style-name="Normal"><text:s text:c="4"/>Je répète plusieurs essais :</text:p>
      <text:p text:style-name="Normal"><text:s text:c="8"/>Je copie le plateau</text:p>
      <text:p text:style-name="Normal"><text:s text:c="8"/>Je joue mon pion sur cette case</text:p>
      <text:p text:style-name="Normal"><text:s text:c="8"/>Je fais finir la partie au hasard</text:p>
      <text:p text:style-name="Normal"><text:s text:c="8"/>Je note si j’ai gagné ou perdu</text:p>
      <text:p text:style-name="Normal"><text:s text:c="4"/>Je garde le résultat pour cette case</text:p>
      <text:p text:style-name="Normal"/>
      <text:soft-page-break/>
      <text:p text:style-name="Normal">Je choisis la case avec les meilleurs résultat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mahene benzian</meta:initial-creator>
    <dc:creator>ismahene benzian</dc:creator>
    <meta:creation-date>2025-12-28T17:53:00Z</meta:creation-date>
    <dc:date>2025-12-30T15:06:00Z</dc:date>
    <meta:template xlink:href="Normal" xlink:type="simple"/>
    <meta:editing-cycles>5</meta:editing-cycles>
    <meta:editing-duration>PT67680S</meta:editing-duration>
    <meta:document-statistic meta:page-count="3" meta:paragraph-count="5" meta:word-count="394" meta:character-count="2557" meta:row-count="18" meta:non-whitespace-character-count="2168"/>
  </office:meta>
</office:document-meta>
</file>